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isposta 1 </text:p>
      <text:p text:style-name="Standard"/>
      <text:p text:style-name="Standard">è un motore che gestisce la creazione e l'interrogazione del database</text:p>
      <text:p text:style-name="Standard">è ottimizzato per gestire l'interrogazione del database in maniera efficiente</text:p>
      <text:p text:style-name="Standard"/>
      <text:p text:style-name="Standard">Risposta 2</text:p>
      <text:p text:style-name="Standard"/>
      <text:p text:style-name="Standard">Decimal</text:p>
      <text:p text:style-name="Standard"/>
      <text:p text:style-name="Standard">Risposta 3</text:p>
      <text:p text:style-name="Standard"/>
      <text:p text:style-name="Standard">SELECT in una query, permette di selezionare una o più colonne di una tabella.</text:p>
      <text:p text:style-name="Standard">INSERT permette di inserire un nuovo record nella tabella </text:p>
      <text:p text:style-name="Standard">UPDATE permette di aggiornare e/o modificare il record in una tabella </text:p>
      <text:p text:style-name="Standard">DELETE permette di cancellare un record</text:p>
      <text:p text:style-name="Standard"/>
      <text:p text:style-name="Standard">Risposta 4</text:p>
      <text:p text:style-name="Standard"/>
      <text:p text:style-name="Standard">Il vantaggio principale è che la store procedure si scrive una sola volta e può essere riutilizzata ogni volta che serve. La query va riscritta ogni volta. </text:p>
      <text:p text:style-name="Standard"/>
      <text:p text:style-name="Standard">Risposta 5 </text:p>
      <text:p text:style-name="Standard"/>
      <text:p text:style-name="Standard"/>
      <text:p text:style-name="Standard"/>
      <text:p text:style-name="Standard">Risposta 6</text:p>
      <text:p text:style-name="Standard"/>
      <text:p text:style-name="Standard">La primary key costituisce l'indice della tabella con cui ogni record della stessa è identificato in maniera univoca. La foreign key serve quando entrano in gioco le relazioni fra tabelle. Per potersi riferire a un'altra tabella in una relazione uno a N si inserisce come foreign key la chiave primaria della tabella a cui ci si vuole riferire. Nella relazione molti a molti invece, bisogna fare una terza tabella <text:s/>che fa da ponte tra le due da relazionare, in cui si inseriscono come campi le chiavi primarie delle due tabelle. In sostanza</text:p>
      <text:p text:style-name="Standard"/>
      <text:p text:style-name="Standard">Risposta 7</text:p>
      <text:p text:style-name="Standard"/>
      <text:p text:style-name="Standard">SELECT * </text:p>
      <text:p text:style-name="Standard">FROM Alunno</text:p>
      <text:p text:style-name="Standard">JOIN <text:s/>Classe </text:p>
      <text:p text:style-name="Standard">ON Alunno.idAlunno = Classe.idAlunno</text:p>
      <text:p text:style-name="Standard"/>
      <text:p text:style-name="Standard">Risposta 8</text:p>
      <text:p text:style-name="Standard"/>
      <text:p text:style-name="Standard">Group By si utilizza quando si vuole raggruppare i record per un specifico campo. Nell'esempio precedente vorrei poter vedere quanti sono gli alunni raggruppati per sezione. Quindi:</text:p>
      <text:p text:style-name="Standard"/>
      <text:p text:style-name="Standard">SELECT Count(idAlunno)</text:p>
      <text:p text:style-name="Standard">FROM Alunno</text:p>
      <text:p text:style-name="Standard">JOIN <text:s/>Classe </text:p>
      <text:p text:style-name="Standard">ON Alunno.idAlunno = Classe.idAlunno</text:p>
      <text:p text:style-name="Standard">GROUP BY Classe.Sezione</text:p>
      <text:p text:style-name="Standard"/>
      <text:p text:style-name="Standard"><text:soft-page-break/>Risposta 9</text:p>
      <text:p text:style-name="Standard"/>
      <text:p text:style-name="Standard">CREATE PROCEDURE Modifica </text:p>
      <text:p text:style-name="Standard"/>
      <text:p text:style-name="Standard">@name nvarchar(30),</text:p>
      <text:p text:style-name="Standard">@surname nvarchar (30),</text:p>
      <text:p text:style-name="Standard">@dateOfBirth date</text:p>
      <text:p text:style-name="Standard"/>
      <text:p text:style-name="Standard">AS</text:p>
      <text:p text:style-name="Standard"/>
      <text:p text:style-name="Standard">BEGIN </text:p>
      <text:p text:style-name="Standard"/>
      <text:p text:style-name="Standard">UPDATE Users </text:p>
      <text:p text:style-name="Standard">SET Users.Name = @name,</text:p>
      <text:p text:style-name="Standard">Users.Surname= @surname,</text:p>
      <text:p text:style-name="Standard">User.DateOfBirth = @dateOfBirt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na mura</meta:initial-creator>
    <meta:creation-date>2021-05-14T11:36:01.97</meta:creation-date>
    <meta:document-statistic meta:table-count="0" meta:image-count="0" meta:object-count="0" meta:page-count="2" meta:paragraph-count="38" meta:word-count="272" meta:character-count="1725"/>
    <dc:date>2021-05-14T12:26:45.85</dc:date>
    <dc:creator>anna mura</dc:creator>
    <meta:editing-duration>PT4M58S</meta:editing-duration>
    <meta:editing-cycles>1</meta:editing-cycles>
    <meta:generator>OpenOffice/4.1.7$Win32 OpenOffice.org_project/417m1$Build-9800</meta:generator>
  </office:meta>
</office:document-meta>
</file>